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Montserrat ExtraBold" svg:font-family="'Montserrat ExtraBold'" style:font-family-generic="roman" style:font-pitch="variable"/>
    <style:font-face style:name="Montserrat Medium" svg:font-family="'Montserrat Medium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354b60"/>
    </style:style>
    <style:style style:name="P2" style:family="paragraph" style:parent-style-name="Heading_20_2">
      <style:text-properties fo:color="#354b60" style:font-name="Montserrat Medium" fo:font-size="16pt" style:font-size-asian="16pt" style:font-size-complex="16pt"/>
    </style:style>
    <style:style style:name="P3" style:family="paragraph" style:parent-style-name="Standard">
      <style:text-properties fo:color="#354b60" style:font-name="Montserrat Medium" fo:font-size="16pt" style:font-size-asian="16pt" style:font-size-complex="16pt"/>
    </style:style>
    <style:style style:name="P4" style:family="paragraph" style:parent-style-name="Standard">
      <style:text-properties fo:color="#354b60" style:font-name="Montserrat Medium" fo:font-size="16pt" officeooo:paragraph-rsid="001fadd3" style:font-size-asian="16pt" style:font-size-complex="16pt"/>
    </style:style>
    <style:style style:name="P5" style:family="paragraph" style:parent-style-name="Heading_20_1" style:master-page-name="Standard">
      <style:paragraph-properties fo:text-align="center" style:justify-single-word="false" style:page-number="auto"/>
      <style:text-properties fo:color="#96c134" style:font-name="Montserrat ExtraBold" fo:font-size="24pt" style:font-size-asian="24pt" style:font-size-complex="24pt"/>
    </style:style>
    <style:style style:name="P6" style:family="paragraph" style:parent-style-name="Heading_20_2">
      <style:text-properties fo:color="#354b60" style:font-name="Montserrat Medium" fo:font-size="16pt" style:font-size-asian="16pt" style:font-size-complex="16pt"/>
    </style:style>
    <style:style style:name="P7" style:family="paragraph" style:parent-style-name="Heading_20_2">
      <style:text-properties fo:color="#354b60" style:font-name="Montserrat Medium" fo:font-size="16pt" officeooo:paragraph-rsid="001fadd3" style:font-size-asian="16pt" style:font-size-complex="16pt"/>
    </style:style>
    <style:style style:name="P8" style:family="paragraph" style:parent-style-name="Frame_20_contents">
      <style:paragraph-properties fo:margin-top="0.101cm" fo:margin-bottom="0.101cm" loext:contextual-spacing="false" fo:line-height="115%"/>
    </style:style>
    <style:style style:name="P9" style:family="paragraph" style:parent-style-name="Frame_20_contents">
      <style:text-properties officeooo:paragraph-rsid="00193277"/>
    </style:style>
    <style:style style:name="P10" style:family="paragraph" style:parent-style-name="Frame_20_contents">
      <style:text-properties officeooo:paragraph-rsid="001a4bc6"/>
    </style:style>
    <style:style style:name="P11" style:family="paragraph" style:parent-style-name="Frame_20_contents">
      <style:paragraph-properties fo:margin-top="0cm" fo:margin-bottom="0cm" loext:contextual-spacing="false"/>
    </style:style>
    <style:style style:name="P12" style:family="paragraph">
      <loext:graphic-properties draw:fill="solid" draw:fill-color="#f2f2f2"/>
      <style:paragraph-properties fo:text-align="start"/>
      <style:text-properties fo:font-size="18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1c9829"/>
    </style:style>
    <style:style style:name="T3" style:family="text">
      <style:text-properties style:use-window-font-color="true" officeooo:rsid="00193277"/>
    </style:style>
    <style:style style:name="T4" style:family="text">
      <style:text-properties style:use-window-font-color="true" officeooo:rsid="001a4bc6"/>
    </style:style>
    <style:style style:name="T5" style:family="text">
      <style:text-properties style:use-window-font-color="true" officeooo:rsid="00205ba2"/>
    </style:style>
    <style:style style:name="T6" style:family="text">
      <style:text-properties officeooo:rsid="0012c868"/>
    </style:style>
    <style:style style:name="T7" style:family="text">
      <style:text-properties officeooo:rsid="001fadd3"/>
    </style:style>
    <style:style style:name="gr1" style:family="graphic" style:parent-style-name="Frame">
      <style:graphic-properties draw:stroke="solid" svg:stroke-width="0.026cm" svg:stroke-color="#d9d9d9" draw:stroke-linejoin="miter" draw:fill="solid" draw:fill-color="#f2f2f2" draw:textarea-vertical-align="top" draw:auto-grow-height="false" fo:min-height="7.089cm" fo:min-width="15.845cm" fo:padding-top="0.127cm" fo:padding-bottom="0.127cm" fo:padding-left="0.254cm" fo:padding-right="0.254cm" fo:wrap-option="wrap" fo:margin-left="0.318cm" fo:margin-right="0.37cm" fo:margin-top="0cm" fo:margin-bottom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solid" svg:stroke-width="0.026cm" svg:stroke-color="#d9d9d9" draw:stroke-linejoin="miter" draw:fill="solid" draw:fill-color="#f2f2f2" draw:textarea-vertical-align="top" draw:auto-grow-height="false" fo:min-height="4.695cm" fo:min-width="15.845cm" fo:padding-top="0.127cm" fo:padding-bottom="0.127cm" fo:padding-left="0.254cm" fo:padding-right="0.254cm" fo:wrap-option="wrap" fo:margin-left="0.318cm" fo:margin-right="0.37cm" fo:margin-top="0cm" fo:margin-bottom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solid" svg:stroke-width="0.026cm" svg:stroke-color="#d9d9d9" draw:stroke-linejoin="miter" draw:fill="solid" draw:fill-color="#f2f2f2" draw:textarea-vertical-align="top" draw:auto-grow-height="false" fo:min-height="7.763cm" fo:min-width="15.845cm" fo:padding-top="0.127cm" fo:padding-bottom="0.127cm" fo:padding-left="0.254cm" fo:padding-right="0.254cm" fo:wrap-option="wrap" fo:margin-left="0.318cm" fo:margin-right="0.37cm" fo:margin-top="0cm" fo:margin-bottom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stroke="solid" svg:stroke-width="0.026cm" svg:stroke-color="#d9d9d9" draw:stroke-linejoin="miter" draw:fill="solid" draw:fill-color="#f2f2f2" draw:textarea-vertical-align="top" draw:auto-grow-height="false" fo:min-height="2.415cm" fo:min-width="15.845cm" fo:padding-top="0.127cm" fo:padding-bottom="0.127cm" fo:padding-left="0.254cm" fo:padding-right="0.254cm" fo:wrap-option="wrap" fo:margin-left="0.318cm" fo:margin-right="0.37cm" fo:margin-top="0cm" fo:margin-bottom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Frame">
      <style:graphic-properties draw:stroke="solid" svg:stroke-width="0.026cm" svg:stroke-color="#d9d9d9" draw:stroke-linejoin="miter" draw:fill="solid" draw:fill-color="#f2f2f2" draw:textarea-vertical-align="top" draw:auto-grow-height="false" fo:min-height="3.537cm" fo:min-width="12.7cm" fo:padding-top="0.127cm" fo:padding-bottom="0.127cm" fo:padding-left="0.254cm" fo:padding-right="0.254cm" fo:wrap-option="wrap" fo:margin-left="0.318cm" fo:margin-right="0.37cm" fo:margin-top="0cm" fo:margin-bottom="0.079cm" style:run-through="foreground" style:wrap="non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6">C</text:span>ahier des charges <text:span text:style-name="T6">Netflix</text:span></text:h>
      <text:p text:style-name="Standard"/>
      <text:p text:style-name="Standard"/>
      <text:h text:style-name="P2" text:outline-level="2">1 - Contexte et objectifs du projet</text:h>
      <text:h text:style-name="P2" text:outline-level="2"><draw:custom-shape text:anchor-type="paragraph" draw:z-index="0" draw:name="Zone de texte 2" draw:style-name="gr1" draw:text-style-name="P12" svg:width="16.352cm" svg:height="7.342cm" svg:x="0.067cm" svg:y="0.527cm"><text:p text:style-name="P8"><text:span text:style-name="T1">Société Netflix gère leurs catalogues de films et séries au travers d’un</text:span></text:p><text:p text:style-name="P8"><text:span text:style-name="T1">fichier excel et manuellement et souhaitent moderniser son système</text:span></text:p><text:p text:style-name="P8"><text:span text:style-name="T1">d’informations pour accéder plus facilement à leurs données avec une</text:span></text:p><text:p text:style-name="P8"><text:span text:style-name="T1">interface graphique.</text:span></text:p><text:p text:style-name="P8"><text:span text:style-name="T1"/></text:p><text:p text:style-name="P8"><text:span text:style-name="T1">Les objets :</text:span></text:p><text:p text:style-name="P8"><text:span text:style-name="T1">- Création d’une base de données</text:span></text:p><text:p text:style-name="P8"><text:span text:style-name="T1">- Insertion des données dans la base de données</text:span></text:p><text:p text:style-name="P8"><text:span text:style-name="T1">- Transformation des données non structurées en données</text:span></text:p><text:p text:style-name="P8"><text:span text:style-name="T1">structurées</text:span></text:p><text:p text:style-name="P8"><text:span text:style-name="T1">- Création d’un dashboard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2 - Objectif du projet</text:h>
      <text:h text:style-name="P7" text:outline-level="2"><draw:custom-shape text:anchor-type="paragraph" draw:z-index="2" draw:name="Zone de texte 2" draw:style-name="gr2" draw:text-style-name="P12" svg:width="16.352cm" svg:height="4.948cm" svg:x="-0.092cm" svg:y="0.561cm"><text:p text:style-name="P9"><text:span text:style-name="T3">- Création d’une base de données</text:span></text:p><text:p text:style-name="P9"><text:span text:style-name="T3">- Insertion des données dans la base de données</text:span></text:p><text:p text:style-name="P9"><text:span text:style-name="T3">- Transformation des données non structurées en données</text:span></text:p><text:p text:style-name="P9"><text:span text:style-name="T3">structurées</text:span></text:p><text:p text:style-name="P9"><text:span text:style-name="T3">- Création d’un dashboard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3 - Domaine métier</text:h>
      <text:p text:style-name="Standard"><draw:custom-shape text:anchor-type="paragraph" draw:z-index="3" draw:name="Zone de texte 2" draw:style-name="gr2" draw:text-style-name="P12" svg:width="16.352cm" svg:height="4.948cm" svg:x="-0.224cm" svg:y="1.244cm"><text:p text:style-name="P11">règles de gestion :</text:p><text:p text:style-name="P11">un film/série peut avoir un ou plusieurs directeurs</text:p><text:p text:style-name="P11">un film/série peut appartenir à plusieurs catégories</text:p><text:p text:style-name="P11">un film/série peut être réaliser dans un ou plusieurs pays</text:p><text:p text:style-name="P11">chaque film/série est identifié par un identifiant unique</text:p><text:p text:style-name="P11">un film/série peut avoir un ou plusieurs acteurs</text:p><text:p text:style-name="P11">un acteur peut jouer dans un ou plusieurs films</text:p><text:p text:style-name="P11">un directeur peut réaliser un ou plusieurs film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text:soft-page-break/></text:p>
      <text:h text:style-name="P2" text:outline-level="2">4 - Critères d’évaluation de la qualité</text:h>
      <text:h text:style-name="P2" text:outline-level="2"><draw:custom-shape text:anchor-type="paragraph" draw:z-index="4" draw:name="Zone de texte 2" draw:style-name="gr3" draw:text-style-name="P12" svg:width="16.352cm" svg:height="8.016cm" svg:x="0.041cm" svg:y="0.469cm"><text:p text:style-name="P10"><text:span text:style-name="T2">Etape 1:</text:span></text:p><text:p text:style-name="P10"><text:span text:style-name="T2">La base de donnée à été créee et les données implémentées sont</text:span></text:p><text:p text:style-name="P10"><text:span text:style-name="T2">propres et structurées. L’étape sera considérée achevée lorsque</text:span></text:p><text:p text:style-name="P10"><text:span text:style-name="T2">l’on pourra accéder aux données grâce aux requêtes SQL.</text:span></text:p><text:p text:style-name="P10"><text:span text:style-name="T2">Etape 2:</text:span></text:p><text:p text:style-name="P10"><text:span text:style-name="T2">La plateforme permettant la datavisualisation en local a été créer</text:span></text:p><text:p text:style-name="P10"><text:span text:style-name="T2">et est bien connectée à la base de données. L’étape sera considérée</text:span></text:p><text:p text:style-name="P10"><text:span text:style-name="T2">achevée lorsque l’on pourra constater visuellement les données pour</text:span></text:p><text:p text:style-name="P10"><text:span text:style-name="T2">une information rentrée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5 - Conditions opérationnelles</text:h>
      <text:p text:style-name="P3"/>
      <text:p text:style-name="P3"/>
      <text:p text:style-name="P4"><draw:custom-shape text:anchor-type="paragraph" draw:z-index="5" draw:name="Zone de texte 2" draw:style-name="gr4" draw:text-style-name="P12" svg:width="16.352cm" svg:height="2.668cm" svg:x="-0.409cm" svg:y="0.201cm"><text:p text:style-name="Frame_20_contents"><text:span text:style-name="T1">La base de données sera créée sur le modèle relationnelle. L’intégration</text:span></text:p><text:p text:style-name="Frame_20_contents"><text:span text:style-name="T1">ainsi que le formatage des données sera exécuté avec Python. La</text:span></text:p><text:p text:style-name="Frame_20_contents"><text:span text:style-name="T1">visualisation des données sera faite avec le framework jinja2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/>
      <text:p text:style-name="P4"/>
      <text:p text:style-name="P4"/>
      <text:p text:style-name="P4"/>
      <text:p text:style-name="P4"><draw:custom-shape text:anchor-type="paragraph" draw:z-index="6" draw:name="Zone de texte 2" draw:style-name="gr5" draw:text-style-name="P12" svg:width="13.207cm" svg:height="3.79cm" svg:x="1.175cm" svg:y="3.942cm"><text:p text:style-name="Frame_20_contents"><text:span text:style-name="T1">La méthodologie utilisée pour l’architecture de la base de données sera Meris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h text:style-name="P2" text:outline-level="2"><text:soft-page-break/><text:span text:style-name="T7">7</text:span> - Planning</text:h>
      <text:p text:style-name="Standard"><draw:custom-shape text:anchor-type="paragraph" draw:z-index="1" draw:name="Zone de texte 2" draw:style-name="gr2" draw:text-style-name="P12" svg:width="16.352cm" svg:height="4.948cm" svg:x="-0.118cm" svg:y="0.503cm"><text:p text:style-name="Frame_20_contents"><text:span text:style-name="T1">Date de démarrage : 07/09/2020</text:span></text:p><text:p text:style-name="Frame_20_contents"><text:span text:style-name="T1">Date de fin : 21/09/202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text:span text:style-name="Internet_20_lin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Montserrat ExtraBold" svg:font-family="'Montserrat ExtraBold'" style:font-family-generic="roman" style:font-pitch="variable"/>
    <style:font-face style:name="Montserrat Medium" svg:font-family="'Montserrat Medium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itre_20_2_20_Car" style:display-name="Titre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color="#354b60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ww.manager-go.com</meta:initial-creator>
    <meta:editing-cycles>14</meta:editing-cycles>
    <meta:creation-date>2018-07-01T07:09:00</meta:creation-date>
    <dc:date>2020-09-22T12:18:59.445217784</dc:date>
    <meta:editing-duration>PT1H7M29S</meta:editing-duration>
    <meta:generator>LibreOffice/6.0.7.3$Linux_X86_64 LibreOffice_project/00m0$Build-3</meta:generator>
    <meta:document-statistic meta:table-count="0" meta:image-count="0" meta:object-count="0" meta:page-count="3" meta:paragraph-count="45" meta:word-count="308" meta:character-count="1888" meta:non-whitespace-character-count="162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